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2def58"/>
    </style:style>
    <style:style style:name="T2" style:family="text">
      <style:text-properties officeooo:rsid="002e19f8"/>
    </style:style>
    <style:style style:name="T3" style:family="text">
      <style:text-properties officeooo:rsid="002f5201"/>
    </style:style>
    <style:style style:name="T4" style:family="text">
      <style:text-properties officeooo:rsid="002f7f40"/>
    </style:style>
    <style:style style:name="T5" style:family="text">
      <style:text-properties officeooo:rsid="002fa661"/>
    </style:style>
    <style:style style:name="T6" style:family="text">
      <style:text-properties officeooo:rsid="003089cd"/>
    </style:style>
    <style:style style:name="T7" style:family="text">
      <style:text-properties officeooo:rsid="003261c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Protokoll anonym utvärdering</text:h>
      <text:p text:style-name="Text_20_body">20<text:span text:style-name="T1">2</text:span><text:span text:style-name="T7">2</text:span>-<text:span text:style-name="T7">05</text:span>-<text:span text:style-name="T7">28</text:span></text:p>
      <text:p text:style-name="Text_20_body">Riktlinjer:</text:p>
      <text:p text:style-name="Text_20_body"><text:s text:c="4"/>• 1<text:span text:style-name="T1">0</text:span>:00-1<text:span text:style-name="T1">0</text:span>:15: <text:span text:style-name="T1">Dorren oppet</text:span></text:p>
      <text:p text:style-name="Text_20_body"><text:s text:c="4"/>• 1<text:span text:style-name="T1">0</text:span>:15-1<text:span text:style-name="T1">1</text:span>:00: Elever undervisar föräldrar</text:p>
      <text:p text:style-name="Text_20_body"><text:s text:c="4"/>• 1<text:span text:style-name="T1">1</text:span>:00-1<text:span text:style-name="T1">1</text:span>:15: Paus, <text:span text:style-name="T2">Richel</text:span> informerar utvärderare</text:p>
      <text:p text:style-name="Text_20_body"><text:s text:c="4"/>• 1<text:span text:style-name="T1">1</text:span>:15-1<text:span text:style-name="T1">1</text:span>:30: Utvärdering, <text:span text:style-name="T2">Richel </text:span>delar elever</text:p>
      <text:p text:style-name="Text_20_body">Utvärderingen består av:</text:p>
      <text:p text:style-name="Text_20_body"><text:s text:c="4"/>1. Varför?</text:p>
      <text:p text:style-name="Text_20_body"><text:s text:c="4"/>2. Hur går kursen?</text:p>
      <text:p text:style-name="Text_20_body"><text:s text:c="4"/>3. Förklaring <text:span text:style-name="T3">av </text:span>formulär</text:p>
      <text:p text:style-name="Text_20_body"><text:s text:c="4"/>4. Fyll i formuläret</text:p>
      <text:p text:style-name="Text_20_body"><text:s text:c="4"/>5. Informellt samtal</text:p>
      <text:p text:style-name="Text_20_body"><text:s text:c="4"/>6. Utarbeta resultat</text:p>
      <text:p text:style-name="Text_20_body">(1) Förklara syftet med en utvärdering [1] och varför den är anonym' [2].</text:p>
      <text:p text:style-name="Text_20_body">(2) Låt först barnen berätta objektivt hur en kurs<text:span text:style-name="T4">dag</text:span> går till, som om du <text:span text:style-name="T4">har </text:span>aldrig sett den förut: vilken tid börjar den, vad gör du när du kommer in, vad gör du efteråt osv.</text:p>
      <text:p text:style-name="Text_20_body">(3) Diskutera formuläret som ska fyllas i och förklara vad "<text:span text:style-name="T5">toppen</text:span>" och "<text:span text:style-name="T5">tips</text:span>" är [3]. Fråga? Svara på detta</text:p>
      <text:p text:style-name="Text_20_body">(4) Dela ut blanketterna och låt barnen fylla i dem tyst och individuellt tills alla har lagt ifrån sig pennan.</text:p>
      <text:p text:style-name="Text_20_body">(5) Diskutera kursen informellt. Uppmuntra dem att tänka kritiskt. Ställ provocerande frågor, till exempel "Är Richel verkligen inte för strikt?" Anteckna. När allt är sagt kan barnen gå.</text:p>
      <text:p text:style-name="Text_20_body">(6) Utveckla resultatet av diskussionen.</text:p>
      <text:p text:style-name="Text_20_body"/>
      <text:p text:style-name="Text_20_body">[1] Ta reda på vad eleverna tycker om kursen så att den kan göras ännu bättre</text:p>
      <text:p text:style-name="Text_20_body">[2] Så att eleverna vågar vara ärliga</text:p>
      <text:p text:style-name="Text_20_body">[3] 'top<text:span text:style-name="T6">pen</text:span>: saker som går bra, 'tips': saker som kan göras bättre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7-12T15:44:47.732228318</meta:creation-date>
    <dc:date>2022-05-21T12:59:40.470630495</dc:date>
    <meta:editing-duration>PT29M29S</meta:editing-duration>
    <meta:editing-cycles>34</meta:editing-cycles>
    <meta:generator>LibreOffice/6.4.7.2$Linux_X86_64 LibreOffice_project/40$Build-2</meta:generator>
    <meta:document-statistic meta:table-count="0" meta:image-count="0" meta:object-count="0" meta:page-count="1" meta:paragraph-count="23" meta:word-count="204" meta:character-count="1268" meta:non-whitespace-character-count="1046"/>
  </office:meta>
</office:document-meta>
</file>